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c945" officeooo:paragraph-rsid="000ec945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05ca6" officeooo:paragraph-rsid="00105ca6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0ec945" officeooo:paragraph-rsid="000ec945"/>
    </style:style>
    <style:style style:name="P6" style:family="paragraph" style:parent-style-name="Standard">
      <style:paragraph-properties fo:break-before="page"/>
      <style:text-properties officeooo:rsid="000c1dc7" officeooo:paragraph-rsid="000c1dc7"/>
    </style:style>
    <style:style style:name="P7" style:family="paragraph" style:parent-style-name="Standard">
      <style:text-properties officeooo:rsid="00105ca6" officeooo:paragraph-rsid="001214b5"/>
    </style:style>
    <style:style style:name="P8" style:family="paragraph" style:parent-style-name="Standard">
      <style:text-properties officeooo:paragraph-rsid="000c1dc7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105ca6"/>
    </style:style>
    <style:style style:name="P11" style:family="paragraph" style:parent-style-name="Text_20_body" style:list-style-name="L2"/>
    <style:style style:name="P12" style:family="paragraph" style:parent-style-name="Text_20_body">
      <style:text-properties officeooo:rsid="00105ca6"/>
    </style:style>
    <style:style style:name="P13" style:family="paragraph" style:parent-style-name="Text_20_body" style:list-style-name="L5">
      <style:text-properties officeooo:rsid="00105ca6" officeooo:paragraph-rsid="0013b2da"/>
    </style:style>
    <style:style style:name="P14" style:family="paragraph" style:parent-style-name="Text_20_body" style:list-style-name="L6">
      <style:text-properties officeooo:rsid="00105ca6" officeooo:paragraph-rsid="0013b2da"/>
    </style:style>
    <style:style style:name="P15" style:family="paragraph" style:parent-style-name="Text_20_body">
      <style:text-properties fo:font-weight="bold" officeooo:paragraph-rsid="00105ca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4b5" officeooo:paragraph-rsid="001214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4b5" officeooo:paragraph-rsid="001214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b83c"/>
    </style:style>
    <style:style style:name="T2" style:family="text">
      <style:text-properties officeooo:rsid="000ec945"/>
    </style:style>
    <style:style style:name="T3" style:family="text">
      <style:text-properties officeooo:rsid="0013b2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Exercício 0<text:span text:style-name="T3">2</text:span></text:h>
      <text:p text:style-name="P12">Exercício:</text:p>
      <text:p text:style-name="P12"/>
      <text:p text:style-name="P12">Faça um programa que apresente o menu de opções que permita ao usuário escolher a opção desejada, receba os dados necessários para executar a operação e mostre o resultado. Verifique a possibilidade de opção inválida. Opções:</text:p>
      <text:list xml:id="list3563156713" text:style-name="L6">
        <text:list-item>
          <text:p text:style-name="P14">Férias</text:p>
        </text:list-item>
        <text:list-item>
          <text:p text:style-name="P14">Décimo terceiro</text:p>
        </text:list-item>
        <text:list-item>
          <text:p text:style-name="P14">Sair</text:p>
        </text:list-item>
      </text:list>
      <text:list xml:id="list3561279813" text:style-name="L5">
        <text:list-item>
          <text:p text:style-name="P13">Na opção 1: receber o salário do funcionário, calcular e mostrar valor de suas férias. Sabe-se que as férias equivalem ao seu salário acrescido de um terço do salário.</text:p>
        </text:list-item>
        <text:list-item>
          <text:p text:style-name="P13">Na opção 2: receber o salário de um funcionário e o número de meses de trabalho na empresa, no máximo 12, calcular e mostrar o valor do décimo terceiro. Sabe-se que ele é equivalente ao seu salário multiplicado pelo número de meses de trabalho dividido por 12.</text:p>
        </text:list-item>
        <text:list-item>
          <text:p text:style-name="P13">Na opção 3: Sair do programa</text:p>
        </text:list-item>
      </text:list>
      <text:p text:style-name="P3"/>
      <text:p text:style-name="P8"/>
      <text:p text:style-name="P5">Para compilar:</text:p>
      <text:p text:style-name="P2">gcc index.c tabelasReferencia.c -o ex01</text:p>
      <text:p text:style-name="P2"/>
      <text:p text:style-name="P1">Para rodar</text:p>
      <text:p text:style-name="P2">./<text:span text:style-name="T2">ex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20:28.524203089</meta:creation-date>
    <dc:date>2018-12-02T20:45:04.563794192</dc:date>
    <meta:editing-duration>PT23M5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2" meta:paragraph-count="13" meta:word-count="141" meta:character-count="805" meta:non-whitespace-character-count="683"/>
  </office:meta>
</office:document-meta>
</file>